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critalertes"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string">
            <text:p>prop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2">
            <text:p>1002</text:p>
          </table:table-cell>
          <table:table-cell office:value-type="string">
            <text:p>peu s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2">
            <text:p>1002</text:p>
          </table:table-cell>
          <table:table-cell office:value-type="string">
            <text:p>sa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2">
            <text:p>1002</text:p>
          </table:table-cell>
          <table:table-cell office:value-type="string">
            <text:p>très s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12">
            <text:p>1012</text:p>
          </table:table-cell>
          <table:table-cell office:value-type="string">
            <text:p>bon état d'engraissem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12">
            <text:p>1012</text:p>
          </table:table-cell>
          <table:table-cell office:value-type="string">
            <text:p>en voie d'amaigrissemen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12">
            <text:p>1012</text:p>
          </table:table-cell>
          <table:table-cell office:value-type="string">
            <text:p>maig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18">
            <text:p>101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018">
            <text:p>1018</text:p>
          </table:table-cell>
          <table:table-cell office:value-type="string">
            <text:p>plus gr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string">
            <text:p>normal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21">
            <text:p>1021</text:p>
          </table:table-cell>
          <table:table-cell office:value-type="string">
            <text:p>liqui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21">
            <text:p>1021</text:p>
          </table:table-cell>
          <table:table-cell office:value-type="string">
            <text:p>liquides + fibr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21">
            <text:p>1021</text:p>
          </table:table-cell>
          <table:table-cell office:value-type="string">
            <text:p>liquides + grain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3000">
            <text:p>3000</text:p>
          </table:table-cell>
          <table:table-cell office:value-type="string">
            <text:p>Moyen et homogèn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3000">
            <text:p>3000</text:p>
          </table:table-cell>
          <table:table-cell office:value-type="string">
            <text:p>Maigre et/ou hétér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3000">
            <text:p>3000</text:p>
          </table:table-cell>
          <table:table-cell office:value-type="string">
            <text:p>Gras et/ou hétérogè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001">
            <text:p>3001</text:p>
          </table:table-cell>
          <table:table-cell office:value-type="string">
            <text:p>propr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3001">
            <text:p>3001</text:p>
          </table:table-cell>
          <table:table-cell office:value-type="string">
            <text:p>s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001">
            <text:p>3001</text:p>
          </table:table-cell>
          <table:table-cell office:value-type="string">
            <text:p>très s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3013">
            <text:p>3013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013">
            <text:p>3013</text:p>
          </table:table-cell>
          <table:table-cell office:value-type="string">
            <text:p>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3006">
            <text:p>3006</text:p>
          </table:table-cell>
          <table:table-cell office:value-type="string">
            <text:p>plus de 2/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3006">
            <text:p>3006</text:p>
          </table:table-cell>
          <table:table-cell office:value-type="string">
            <text:p>moins de 2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041">
            <text:p>304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3041">
            <text:p>304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42">
            <text:p>3042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042">
            <text:p>3042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044">
            <text:p>3044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044">
            <text:p>3044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045">
            <text:p>3045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3045">
            <text:p>3045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046">
            <text:p>3046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046">
            <text:p>3046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3047">
            <text:p>3047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3047">
            <text:p>3047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3020">
            <text:p>302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3020">
            <text:p>302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3021">
            <text:p>302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3021">
            <text:p>302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3022">
            <text:p>3022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3022">
            <text:p>3022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3049">
            <text:p>3049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3049">
            <text:p>3049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3039">
            <text:p>3039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3039">
            <text:p>3039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040">
            <text:p>304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3040">
            <text:p>304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3050">
            <text:p>305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3050">
            <text:p>305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051">
            <text:p>305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3051">
            <text:p>305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2005">
            <text:p>2005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2005">
            <text:p>2005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2041">
            <text:p>204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041">
            <text:p>204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2046">
            <text:p>2046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2046">
            <text:p>2046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2047">
            <text:p>2047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2047">
            <text:p>2047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2048">
            <text:p>2048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2048">
            <text:p>2048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2050">
            <text:p>205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2050">
            <text:p>205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2054">
            <text:p>2054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2054">
            <text:p>2054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4000">
            <text:p>4000</text:p>
          </table:table-cell>
          <table:table-cell office:value-type="string">
            <text:p>homogène et état norm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4000">
            <text:p>4000</text:p>
          </table:table-cell>
          <table:table-cell office:value-type="string">
            <text:p>hétérogène et trop maigres ou trop g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4001">
            <text:p>4001</text:p>
          </table:table-cell>
          <table:table-cell office:value-type="string">
            <text:p>propr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4001">
            <text:p>4001</text:p>
          </table:table-cell>
          <table:table-cell office:value-type="string">
            <text:p>sa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4001">
            <text:p>4001</text:p>
          </table:table-cell>
          <table:table-cell office:value-type="string">
            <text:p>très s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4014">
            <text:p>4014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014">
            <text:p>4014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4023">
            <text:p>4023</text:p>
          </table:table-cell>
          <table:table-cell office:value-type="string">
            <text:p>moins de 10 % (prolif faible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4023">
            <text:p>4023</text:p>
          </table:table-cell>
          <table:table-cell office:value-type="string">
            <text:p>moins de 15 % (prolificité élevée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4023">
            <text:p>4023</text:p>
          </table:table-cell>
          <table:table-cell office:value-type="string">
            <text:p>plus de 10 % (prolif faibl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023">
            <text:p>4023</text:p>
          </table:table-cell>
          <table:table-cell office:value-type="string">
            <text:p>plus de 15 %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4048">
            <text:p>4048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4048">
            <text:p>4048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4049">
            <text:p>4049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4049">
            <text:p>4049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4050">
            <text:p>405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4050">
            <text:p>405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4051">
            <text:p>405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4051">
            <text:p>405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4052">
            <text:p>4052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4052">
            <text:p>4052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4053">
            <text:p>4053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4053">
            <text:p>4053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000">
            <text:p>5000</text:p>
          </table:table-cell>
          <table:table-cell office:value-type="string">
            <text:p>homogène et état norm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5000">
            <text:p>5000</text:p>
          </table:table-cell>
          <table:table-cell office:value-type="string">
            <text:p>hétérogène et trop maigres ou trop g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5001">
            <text:p>5001</text:p>
          </table:table-cell>
          <table:table-cell office:value-type="string">
            <text:p>propr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5001">
            <text:p>5001</text:p>
          </table:table-cell>
          <table:table-cell office:value-type="string">
            <text:p>sa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5001">
            <text:p>5001</text:p>
          </table:table-cell>
          <table:table-cell office:value-type="string">
            <text:p>très s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5006">
            <text:p>5006</text:p>
          </table:table-cell>
          <table:table-cell office:value-type="string">
            <text:p>&gt; 2/3 du poids des adult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5006">
            <text:p>5006</text:p>
          </table:table-cell>
          <table:table-cell office:value-type="string">
            <text:p>&lt; 2/3 du poids des adul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5016">
            <text:p>5016</text:p>
          </table:table-cell>
          <table:table-cell office:value-type="string">
            <text:p>moins de 2 % (toutes races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5016">
            <text:p>5016</text:p>
          </table:table-cell>
          <table:table-cell office:value-type="string">
            <text:p>2 à 5 % en race herbagè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5016">
            <text:p>5016</text:p>
          </table:table-cell>
          <table:table-cell office:value-type="string">
            <text:p>2 à 5 % en race rustiq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5016">
            <text:p>5016</text:p>
          </table:table-cell>
          <table:table-cell office:value-type="string">
            <text:p>plus de 5 % (toutes races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5017">
            <text:p>5017</text:p>
          </table:table-cell>
          <table:table-cell office:value-type="string">
            <text:p>&gt; 90 % de la moyenne de la ra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5017">
            <text:p>5017</text:p>
          </table:table-cell>
          <table:table-cell office:value-type="string">
            <text:p>&lt; 90 % de la moyenne de la r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5021">
            <text:p>5021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5021">
            <text:p>5021</text:p>
          </table:table-cell>
          <table:table-cell office:value-type="string">
            <text:p>présen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5022">
            <text:p>5022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5022">
            <text:p>5022</text:p>
          </table:table-cell>
          <table:table-cell office:value-type="string">
            <text:p>présen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5023">
            <text:p>5023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5023">
            <text:p>5023</text:p>
          </table:table-cell>
          <table:table-cell office:value-type="string">
            <text:p>présen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5052">
            <text:p>5052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5052">
            <text:p>5052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5052">
            <text:p>5052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5052">
            <text:p>5052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5053">
            <text:p>5053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5053">
            <text:p>5053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5053">
            <text:p>5053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5053">
            <text:p>5053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5054">
            <text:p>5054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5054">
            <text:p>5054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5054">
            <text:p>5054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5054">
            <text:p>5054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5055">
            <text:p>5055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5055">
            <text:p>5055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5055">
            <text:p>5055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5055">
            <text:p>5055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5056">
            <text:p>5056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5056">
            <text:p>5056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5056">
            <text:p>5056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5056">
            <text:p>5056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5057">
            <text:p>5057</text:p>
          </table:table-cell>
          <table:table-cell office:value-type="string">
            <text:p>Absenc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5057">
            <text:p>5057</text:p>
          </table:table-cell>
          <table:table-cell office:value-type="string">
            <text:p>Touche parfois quelque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5057">
            <text:p>5057</text:p>
          </table:table-cell>
          <table:table-cell office:value-type="string">
            <text:p>Nombreux animaux attein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5057">
            <text:p>5057</text:p>
          </table:table-cell>
          <table:table-cell office:value-type="string">
            <text:p>Mortalité régulière due au parasi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3035">
            <text:p>3035</text:p>
          </table:table-cell>
          <table:table-cell office:value-type="string">
            <text:p>Cohérent avec l'objectif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3035">
            <text:p>3035</text:p>
          </table:table-cell>
          <table:table-cell office:value-type="string">
            <text:p>Non cohérent avec l'objecti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3036">
            <text:p>3036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3036">
            <text:p>3036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3037">
            <text:p>3037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3037">
            <text:p>3037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3048">
            <text:p>3048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3048">
            <text:p>3048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3034">
            <text:p>3034</text:p>
          </table:table-cell>
          <table:table-cell office:value-type="string">
            <text:p>17 kg ou plu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3034">
            <text:p>3034</text:p>
          </table:table-cell>
          <table:table-cell office:value-type="string">
            <text:p>moins de 17 k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3010">
            <text:p>3010</text:p>
          </table:table-cell>
          <table:table-cell office:value-type="string">
            <text:p>Plus de 90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3010">
            <text:p>3010</text:p>
          </table:table-cell>
          <table:table-cell office:value-type="string">
            <text:p>Moins de 90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011">
            <text:p>1011</text:p>
          </table:table-cell>
          <table:table-cell office:value-type="string">
            <text:p>Plus de 70% du poids adult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011">
            <text:p>1011</text:p>
          </table:table-cell>
          <table:table-cell office:value-type="string">
            <text:p>Moins de 70% du poids adul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013">
            <text:p>1013</text:p>
          </table:table-cell>
          <table:table-cell office:value-type="string">
            <text:p>Plus de 70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013">
            <text:p>1013</text:p>
          </table:table-cell>
          <table:table-cell office:value-type="string">
            <text:p>Moins de 70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027">
            <text:p>1027</text:p>
          </table:table-cell>
          <table:table-cell office:value-type="string">
            <text:p>Plus de 800 g/jou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027">
            <text:p>1027</text:p>
          </table:table-cell>
          <table:table-cell office:value-type="string">
            <text:p>Moins de 800 g/jo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34">
            <text:p>1034</text:p>
          </table:table-cell>
          <table:table-cell office:value-type="string">
            <text:p>absent ou rare et sporadiqu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034">
            <text:p>1034</text:p>
          </table:table-cell>
          <table:table-cell office:value-type="string">
            <text:p>Fréquent sur plusieur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035">
            <text:p>1035</text:p>
          </table:table-cell>
          <table:table-cell office:value-type="string">
            <text:p>Absent ou rare et sporadiqu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035">
            <text:p>1035</text:p>
          </table:table-cell>
          <table:table-cell office:value-type="string">
            <text:p>Fréquent sur plusieurs anim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2011">
            <text:p>2011</text:p>
          </table:table-cell>
          <table:table-cell office:value-type="string">
            <text:p>Plus de 60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2011">
            <text:p>2011</text:p>
          </table:table-cell>
          <table:table-cell office:value-type="string">
            <text:p>Moins de 60%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2049">
            <text:p>2049</text:p>
          </table:table-cell>
          <table:table-cell office:value-type="string">
            <text:p>Dix mois ou plu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2049">
            <text:p>2049</text:p>
          </table:table-cell>
          <table:table-cell office:value-type="string">
            <text:p>Moins de 10 mo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4006">
            <text:p>4006</text:p>
          </table:table-cell>
          <table:table-cell office:value-type="string">
            <text:p>Plus de 2/3 du poids adult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4006">
            <text:p>4006</text:p>
          </table:table-cell>
          <table:table-cell office:value-type="string">
            <text:p>Moins de 2/3 du poids adul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4010">
            <text:p>4010</text:p>
          </table:table-cell>
          <table:table-cell office:value-type="string">
            <text:p>Plus de 80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4010">
            <text:p>4010</text:p>
          </table:table-cell>
          <table:table-cell office:value-type="string">
            <text:p>Moins de 80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4018">
            <text:p>4018</text:p>
          </table:table-cell>
          <table:table-cell office:value-type="string">
            <text:p>Plus de 90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4018">
            <text:p>4018</text:p>
          </table:table-cell>
          <table:table-cell office:value-type="string">
            <text:p>Moins de 90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2003">
            <text:p>2003</text:p>
          </table:table-cell>
          <table:table-cell office:value-type="string">
            <text:p>moins de 25% des vach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2003">
            <text:p>2003</text:p>
          </table:table-cell>
          <table:table-cell office:value-type="string">
            <text:p>plus de 25% des vach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2027">
            <text:p>2027</text:p>
          </table:table-cell>
          <table:table-cell office:value-type="string">
            <text:p>moins de 25% des vach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2027">
            <text:p>2027</text:p>
          </table:table-cell>
          <table:table-cell office:value-type="string">
            <text:p>plus de 25% des vach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2018">
            <text:p>2018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2018">
            <text:p>2018</text:p>
          </table:table-cell>
          <table:table-cell office:value-type="string">
            <text:p>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2034">
            <text:p>2034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2034">
            <text:p>2034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2059">
            <text:p>2059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2059">
            <text:p>2059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2060">
            <text:p>2060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2060">
            <text:p>206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2061">
            <text:p>206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2061">
            <text:p>206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2051">
            <text:p>2051</text:p>
          </table:table-cell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2051">
            <text:p>205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2043">
            <text:p>2043</text:p>
          </table:table-cell>
          <table:table-cell office:value-type="string">
            <text:p>Moins de 25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2043">
            <text:p>2043</text:p>
          </table:table-cell>
          <table:table-cell office:value-type="string">
            <text:p>De 25 à 50%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2043">
            <text:p>2043</text:p>
          </table:table-cell>
          <table:table-cell office:value-type="string">
            <text:p>de 50 à 75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2043">
            <text:p>2043</text:p>
          </table:table-cell>
          <table:table-cell office:value-type="string">
            <text:p>Plus de 75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2006">
            <text:p>2006</text:p>
          </table:table-cell>
          <table:table-cell office:value-type="string">
            <text:p>Moins de 15 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2006">
            <text:p>2006</text:p>
          </table:table-cell>
          <table:table-cell office:value-type="string">
            <text:p>Plus de 15 %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2002">
            <text:p>2002</text:p>
          </table:table-cell>
          <table:table-cell office:value-type="string">
            <text:p>Moins de 25 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2002">
            <text:p>2002</text:p>
          </table:table-cell>
          <table:table-cell office:value-type="string">
            <text:p>Plus de 25 %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2001">
            <text:p>2001</text:p>
          </table:table-cell>
          <table:table-cell office:value-type="string">
            <text:p>Moins de 25 %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2001">
            <text:p>2001</text:p>
          </table:table-cell>
          <table:table-cell office:value-type="string">
            <text:p>Plus de 25 %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2000">
            <text:p>2000</text:p>
          </table:table-cell>
          <table:table-cell office:value-type="string">
            <text:p>Homogèn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2000">
            <text:p>2000</text:p>
          </table:table-cell>
          <table:table-cell office:value-type="string">
            <text:p>Hétér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2004">
            <text:p>2004</text:p>
          </table:table-cell>
          <table:table-cell office:value-type="string">
            <text:p>Propr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2004">
            <text:p>2004</text:p>
          </table:table-cell>
          <table:table-cell office:value-type="string">
            <text:p>S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2004">
            <text:p>2004</text:p>
          </table:table-cell>
          <table:table-cell office:value-type="string">
            <text:p>Très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004">
            <text:p>2004</text:p>
          </table:table-cell>
          <table:table-cell office:value-type="string">
            <text:p>Très très sa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2029">
            <text:p>2029</text:p>
          </table:table-cell>
          <table:table-cell office:value-type="string">
            <text:p>moins de 2 moi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2029">
            <text:p>2029</text:p>
          </table:table-cell>
          <table:table-cell office:value-type="string">
            <text:p>plus de 2 mo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4:45:36</meta:creation-date>
  </office:meta>
</office:document-meta>
</file>